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line-height="115%" fo:text-align="justify" style:justify-single-word="false"/>
      <style:text-properties style:use-window-font-color="true" style:text-position="0% 100%"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15%" fo:text-align="justify" style:justify-single-word="false"/>
      <style:text-properties style:use-window-font-color="true" style:text-position="0% 100%" style:font-name="Times New Roman" fo:font-size="12pt" fo:font-style="normal" style:text-underline-style="none" fo:font-weight="normal" officeooo:paragraph-rsid="0004d808" fo:background-color="transparent"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use-window-font-color="true" style:text-position="0% 100%"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15%" fo:text-align="justify" style:justify-single-word="false"/>
      <style:text-properties style:use-window-font-color="true" style:text-position="0% 100%" style:font-name="Times New Roman" fo:font-size="12pt" fo:font-style="normal" style:text-underline-style="none" fo:font-weight="normal" officeooo:rsid="00093f2a" officeooo:paragraph-rsid="00093f2a" fo:background-color="transparent"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115%" fo:text-align="justify" style:justify-single-word="false"/>
      <style:text-properties style:use-window-font-color="true" style:text-position="0% 1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10" style:family="paragraph" style:parent-style-name="Standard">
      <style:paragraph-properties fo:line-height="115%" fo:text-align="justify" style:justify-single-word="false"/>
      <style:text-properties style:use-window-font-color="true" style:font-name="Times New Roman" fo:font-size="12pt" fo:language="fr" fo:country="FR" fo:font-style="normal" style:text-underline-style="none" fo:font-weight="normal" style:font-size-asian="12pt" style:font-style-asian="normal" style:font-weight-asian="normal" style:font-size-complex="12pt" style:font-weight-complex="bold"/>
    </style:style>
    <style:style style:name="P11" style:family="paragraph" style:parent-style-name="Standard">
      <style:paragraph-properties fo:text-align="start" style:justify-single-word="false"/>
      <style:text-properties style:use-window-font-color="true" style:font-name="Times New Roman1"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1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4" style:family="paragraph" style:parent-style-name="Standard">
      <style:paragraph-properties fo:text-align="start" style:justify-single-word="false"/>
      <style:text-properties style:text-position="0% 100%"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text-position="0% 1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style:font-name="Times New Roman1" fo:font-size="12pt" style:text-underline-style="none"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1" fo:font-size="12pt"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color="#808080" style:font-name="Times New Roman1" fo:font-size="12pt" style:text-underline-style="none" fo:font-weight="normal" style:font-size-asian="12pt" style:font-weight-asian="normal" style:font-size-complex="12pt" style:font-weight-complex="normal"/>
    </style:style>
    <style:style style:name="P21" style:family="paragraph" style:parent-style-name="Standard" style:list-style-name="L5">
      <style:paragraph-properties fo:text-align="start" style:justify-single-word="false"/>
      <style:text-properties style:font-name="Times New Roman" fo:font-size="12pt" fo:language="fr" fo:country="FR" style:text-underline-style="none" fo:font-weight="normal" style:font-size-asian="12pt" style:font-weight-asian="normal" style:font-size-complex="12pt" style:font-weight-complex="normal"/>
    </style:style>
    <style:style style:name="P22" style:family="paragraph" style:parent-style-name="Standard" style:list-style-name="L6">
      <style:paragraph-properties fo:text-align="start" style:justify-single-word="false"/>
      <style:text-properties fo:font-size="12pt" fo:font-weight="normal" style:font-size-asian="12pt" style:font-weight-asian="normal" style:font-size-complex="12pt" style:font-weight-complex="normal"/>
    </style:style>
    <style:style style:name="P23" style:family="paragraph" style:parent-style-name="Standard" style:list-style-name="L3">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Standard" style:list-style-name="L4">
      <style:paragraph-properties fo:text-align="start" style:justify-single-word="false"/>
      <style:text-properties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bold" officeooo:paragraph-rsid="000cf304" style:font-size-asian="12pt" style:font-weight-asian="bold" style:font-size-complex="12pt" style:font-weight-complex="bold"/>
    </style:style>
    <style:style style:name="P26" style:family="paragraph" style:parent-style-name="Standard" style:list-style-name="L5">
      <style:paragraph-properties fo:text-align="start" style:justify-single-word="false"/>
      <style:text-properties fo:font-size="12pt" fo:font-weight="bold" officeooo:paragraph-rsid="000cf304" style:font-size-asian="12pt" style:font-weight-asian="bold" style:font-size-complex="12pt" style:font-weight-complex="bold"/>
    </style:style>
    <style:style style:name="P27" style:family="paragraph" style:parent-style-name="Standard" style:list-style-name="L6">
      <style:paragraph-properties fo:text-align="start" style:justify-single-word="false"/>
      <style:text-properties fo:font-size="12pt" fo:font-weight="bold" officeooo:paragraph-rsid="000cf304" style:font-size-asian="12pt" style:font-weight-asian="bold" style:font-size-complex="12pt" style:font-weight-complex="bold"/>
    </style:style>
    <style:style style:name="P28" style:family="paragraph">
      <loext:graphic-properties draw:fill="none" draw:fill-color="#ffffff"/>
    </style:style>
    <style:style style:name="P29" style:family="paragraph">
      <style:paragraph-properties fo:text-align="center"/>
    </style:style>
    <style:style style:name="P30" style:family="paragraph">
      <loext:graphic-properties draw:fill="solid" draw:fill-color="#ffffff"/>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color="#009900"/>
    </style:style>
    <style:style style:name="T5" style:family="text">
      <style:text-properties fo:color="#009900" style:text-underline-style="none" fo:font-weight="normal" style:font-weight-asian="normal" style:font-weight-complex="normal"/>
    </style:style>
    <style:style style:name="T6" style:family="text">
      <style:text-properties fo:color="#009900" style:text-position="0% 100%" style:font-name="Times New Roman" fo:font-style="normal" fo:background-color="transparent" loext:char-shading-value="0" style:font-style-asian="normal" style:font-style-complex="normal"/>
    </style:style>
    <style:style style:name="T7" style:family="text">
      <style:text-properties fo:color="#009900" fo:font-weight="normal" style:font-weight-asian="normal" style:font-weight-complex="normal"/>
    </style:style>
    <style:style style:name="T8" style:family="text">
      <style:text-properties fo:color="#009900" style:font-name="Times New Roman" fo:font-weight="normal" style:font-weight-asian="normal" style:font-weight-complex="normal"/>
    </style:style>
    <style:style style:name="T9" style:family="text">
      <style:text-properties fo:color="#0000cc"/>
    </style:style>
    <style:style style:name="T10" style:family="text">
      <style:text-properties fo:color="#0000cc" style:text-underline-style="none" fo:font-weight="normal" style:font-weight-asian="normal" style:font-weight-complex="normal"/>
    </style:style>
    <style:style style:name="T11" style:family="text">
      <style:text-properties fo:color="#0000cc" style:text-position="0% 100%" style:font-name="Times New Roman" fo:font-style="normal" fo:background-color="transparent" loext:char-shading-value="0" style:font-style-asian="normal" style:font-style-complex="normal"/>
    </style:style>
    <style:style style:name="T12" style:family="text">
      <style:text-properties fo:font-weight="bold" style:font-weight-asian="bold" style:font-weight-complex="bold"/>
    </style:style>
    <style:style style:name="T13" style:family="text">
      <style:text-properties style:text-position="0% 100%" style:font-name="Times New Roman" fo:font-style="normal" fo:background-color="transparent" loext:char-shading-value="0" style:font-style-asian="normal" style:font-style-complex="normal"/>
    </style:style>
    <style:style style:name="T14" style:family="text">
      <style:text-properties style:text-position="0% 100%" style:font-name="Times New Roman" fo:font-style="normal" fo:font-weight="bold" fo:background-color="transparent" loext:char-shading-value="0" style:font-style-asian="normal" style:font-weight-asian="bold" style:font-style-complex="normal" style:font-weight-complex="bold"/>
    </style:style>
    <style:style style:name="T15" style:family="text">
      <style:text-properties style:text-position="sub 58%" style:font-name="Times New Roman1" style:text-underline-style="none" fo:font-weight="normal" style:font-weight-asian="normal" style:font-weight-complex="normal"/>
    </style:style>
    <style:style style:name="T16" style:family="text">
      <style:text-properties style:font-name="Times New Roman" fo:language="fr" fo:country="FR" style:text-underline-style="none" fo:font-weight="normal" style:font-weight-asian="normal" style:font-weight-complex="normal"/>
    </style:style>
    <style:style style:name="T17" style:family="text">
      <style:text-properties style:font-name="Times New Roman" fo:font-weight="normal" style:font-weight-asian="normal" style:font-weight-complex="normal"/>
    </style:style>
    <style:style style:name="T18" style:family="text">
      <style:text-properties style:font-name="Times New Roman" style:text-underline-style="none" fo:font-weight="normal" style:font-weight-asian="normal" style:font-weight-complex="normal"/>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fo:background-color="transparent" loext:char-shading-value="0" style:font-weight-asian="normal" style:font-weight-complex="normal"/>
    </style:style>
    <style:style style:name="T21" style:family="text">
      <style:text-properties style:text-position="super 58%" style:font-name="Times New Roman1" style:text-underline-style="none"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background-color="transparent" loext:char-shading-value="0"/>
    </style:style>
    <style:style style:name="T24" style:family="text">
      <style:text-properties fo:font-size="12pt" style:text-underline-style="none" fo:font-weight="normal" style:font-size-asian="12pt" style:font-weight-asian="normal" style:font-size-complex="12pt" style:font-weight-complex="normal"/>
    </style:style>
    <style:style style:name="T25" style:family="text">
      <style:text-properties style:font-name="Times New Roman1" style:text-underline-style="none"/>
    </style:style>
    <style:style style:name="T26" style:family="text">
      <style:text-properties style:font-name="Times New Roman1" style:text-underline-style="none" fo:font-weight="normal" style:font-weight-asian="normal" style:font-weight-complex="normal"/>
    </style:style>
    <style:style style:name="T27" style:family="text">
      <style:text-properties style:font-name="Times New Roman1" fo:font-weight="normal" style:font-weight-asian="normal" style:font-weight-complex="normal"/>
    </style:style>
    <style:style style:name="T28" style:family="text">
      <style:text-properties fo:color="#800000" style:font-name="Times New Roman1" style:text-underline-style="none"/>
    </style:style>
    <style:style style:name="T29" style:family="text">
      <style:text-properties fo:color="#800000" style:font-name="Times New Roman" style:text-underline-style="none"/>
    </style:style>
    <style:style style:name="T30" style:family="text">
      <style:text-properties fo:color="#800000" style:text-position="sub 58%" style:font-name="Times New Roman1" style:text-underline-style="none"/>
    </style:style>
    <style:style style:name="T31" style:family="text">
      <style:text-properties fo:color="#800000" style:text-position="super 58%" style:font-name="Times New Roman1" style:text-underline-style="none"/>
    </style:style>
    <style:style style:name="T32" style:family="text">
      <style:text-properties officeooo:rsid="000418aa"/>
    </style:style>
    <style:style style:name="T33" style:family="text">
      <style:text-properties officeooo:rsid="0004d808"/>
    </style:style>
    <style:style style:name="T34" style:family="text">
      <style:text-properties officeooo:rsid="00093f2a"/>
    </style:style>
    <style:style style:name="T35" style:family="text">
      <style:text-properties officeooo:rsid="000a8403"/>
    </style:style>
    <style:style style:name="T36" style:family="text">
      <style:text-properties fo:font-size="18pt" style:font-size-asian="18pt" style:font-size-complex="18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marker-start="Arrow"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LP <text:span text:style-name="T32">5</text:span> : Phénomènes de polarisation optique</text:p>
      <text:p text:style-name="P4"/>
      <text:p text:style-name="P2">Eléments imposés : <text:span text:style-name="T3">Loi de Biot, écran LCD, cristaux de Spate (cf Hecht et Houard), lunettes polarisées, photoélasticimétrie</text:span></text:p>
      <text:p text:style-name="P1"/>
      <text:p text:style-name="P2">Niveau :<text:span text:style-name="T3"> Tale STL spé SPCL</text:span></text:p>
      <text:p text:style-name="P2"/>
      <text:p text:style-name="P25">Pré-requis :</text:p>
      <text:list xml:id="list3279118289" text:style-name="L5">
        <text:list-item>
          <text:p text:style-name="P26"><text:span text:style-name="T16">Généralités sur les ondes : propagation (1ere STL)</text:span></text:p>
        </text:list-item>
        <text:list-item>
          <text:p text:style-name="P21">Nature ondulatoire de la lumière (TSTL)</text:p>
        </text:list-item>
        <text:list-item>
          <text:p text:style-name="P21">Structure onde EM (TSTL)</text:p>
        </text:list-item>
        <text:list-item>
          <text:p text:style-name="P21">Chiralité (1ere STL)</text:p>
        </text:list-item>
        <text:list-item>
          <text:p text:style-name="P21">Dosage (1ere STL)</text:p>
        </text:list-item>
      </text:list>
      <text:p text:style-name="P1"/>
      <text:p text:style-name="P25">Biblio : </text:p>
      <text:list xml:id="list911050665" text:style-name="L6">
        <text:list-item>
          <text:p text:style-name="P27"><text:span text:style-name="T3"><text:s/>Optique, Houard</text:span></text:p>
        </text:list-item>
        <text:list-item>
          <text:p text:style-name="P22">La physique par les objets quotidiens, Ray</text:p>
        </text:list-item>
        <text:list-item>
          <text:p text:style-name="P22">Optique : Fondements et applications, Hecht</text:p>
        </text:list-item>
        <text:list-item>
          <text:p text:style-name="P22">Nathan, TSTL</text:p>
        </text:list-item>
        <text:list-item>
          <text:p text:style-name="P22">Dictionnaire de physique, Taillet</text:p>
        </text:list-item>
        <text:list-item>
          <text:p text:style-name="P22"><text:a xlink:type="simple" xlink:href="https://www.youtube.com/watch?v=NI9khzLkJPY" text:style-name="Internet_20_link" text:visited-style-name="Visited_20_Internet_20_Link">https://www.youtube.com/watch?v=NI9khzLkJPY</text:a> </text:p>
        </text:list-item>
        <text:list-item>
          <text:p text:style-name="P22"><text:a xlink:type="simple" xlink:href="https://www.youtube.com/watch?v=_GzRC6AFA1Y" text:style-name="Internet_20_link" text:visited-style-name="Visited_20_Internet_20_Link">https://www.youtube.com/watch?v=_GzRC6AFA1Y</text:a> </text:p>
        </text:list-item>
      </text:list>
      <text:p text:style-name="P1"/>
      <text:p text:style-name="P2">Intro péda : </text:p>
      <text:p text:style-name="P1">Cours de Tale STL option SPCL dans le thème onde. Dans ce cours, on va montrer aux élèves comment remonter à une concentration avec des ondes ayant des propriétés particulières.</text:p>
      <text:p text:style-name="P1">Ce cours suivra un cours de rappel sur les ondes et d'introduction de la structure des ondes EM.</text:p>
      <text:p text:style-name="P1">On va s’intéresser plus particulièrement à la lumière et à ses propriétés liées à sa nature ondulatoire, les élèves auront donc déjà vu l'aspect ondulatoire de la lumière.</text:p>
      <text:p text:style-name="P1">On va illustrer ce cours par une mesure de concentration inconnue par la loi de Biot, les élèves devront donc avoir déjà vu les dosages par étalonnage ainsi que la notion de molécule chirale.</text:p>
      <text:p text:style-name="P1"/>
      <text:p text:style-name="P1"><text:span text:style-name="T22">Choix péda </text:span>: on va retrouver la loi de Biot de manière expérimentale afin de montrer aux élèves une démarche expérimentale.</text:p>
      <text:p text:style-name="P1"/>
      <text:p text:style-name="P2">Obj <text:span text:style-name="T3">:</text:span><text:span text:style-name="T17"> - Comprendre le phénomène de polarisation de la lumière et savoir l'utiliser pour diverses applications (ex : détermination de concentration)</text:span></text:p>
      <text:p text:style-name="P1"/>
      <text:p text:style-name="P2"><text:span text:style-name="T2">Difficultés </text:span><text:span text:style-name="T3">: - Notion abstraite, la structure des ondes EM est déjà assez abstraite et la on rajoute des conditions sur cette notion abstraite. On va montrer pas mal d'image, de schéma et animations pour que les élèves se représentent bien le phénomène étudié.</text:span></text:p>
      <text:p text:style-name="P1"/>
      <text:p text:style-name="P1">TD : étude de doc sur le fonctionnement de divers objets du quotidien utilisant lumière polarisée (ex lunettes polarisées)</text:p>
      <text:p text:style-name="P1"/>
      <text:p text:style-name="P1">TP : utilisation d'un polarimètre : détermination de concentration, de pouvoir rotatoire spécifique</text:p>
      <text:p text:style-name="P1"/>
      <text:p text:style-name="P2">Intro :</text:p>
      <text:p text:style-name="P10"><text:span text:style-name="T9">Exp </text:span>: lunettes polarisées devant écran → si on les tourne moins d'intensité lumineuse</text:p>
      <text:p text:style-name="P10">Aujourd'hui, on va essayer de comprendre ce qu'il se passe lorsque l'on fait ceci. </text:p>
      <text:p text:style-name="P10">Tout d'abord, vu que l'on va étudier des propriétés liées de la<text:span text:style-name="T4"> lumière</text:span>, on va rappeler la définition de <text:soft-page-break/>la lumière (cf<text:span text:style-name="T23"> diapo</text:span>).</text:p>
      <text:p text:style-name="P10">On peut alors se demander quel phénomène est mis en jeu quand on regarde un écran avec les lunettes polarisées.</text:p>
      <text:list xml:id="list2281580471" text:style-name="L3">
        <text:list-item>
          <text:p text:style-name="P23">De la lumière naturelle à la lumière polarisée</text:p>
        </text:list-item>
      </text:list>
      <text:p text:style-name="P2"/>
      <text:p text:style-name="P2"><text:tab/><text:span text:style-name="T3">A) </text:span><text:span text:style-name="T2">Description</text:span></text:p>
      <text:p text:style-name="P3"/>
      <text:p text:style-name="P3"><text:span text:style-name="T4">Polarisation</text:span> = orientation du vecteur champ électrique lorsqu'un observateur regarde l'onde se propageant vers lui.</text:p>
      <text:p text:style-name="P3"/>
      <text:p text:style-name="P3">Ainsi une onde EM est <text:span text:style-name="T4">polarisée rectilignement</text:span> si le champ E est émis selon une direction invariante → analogie avec onde méca (corde <text:span text:style-name="T23">cf diapo</text:span>) → les 2 ondes sont polarisé rectilignement mais dans direction différentes.</text:p>
      <text:p text:style-name="P3">Si on revient aux ondes EM, on utilise des ondes polarisées pour la télécommunication par ex <text:span text:style-name="T23">(cf diapo)</text:span></text:p>
      <text:p text:style-name="P3">→ représentation onde polarisée rectilignement à faire au tableau </text:p>
      <text:p text:style-name="P3"/>
      <text:p text:style-name="P3"><draw:frame text:anchor-type="paragraph" draw:z-index="1" draw:style-name="gr1" draw:text-style-name="P28" svg:width="5.998cm" svg:height="1.235cm" svg:x="6.593cm" svg:y="1.12cm"><draw:text-box><text:p><text:span text:style-name="T36">=</text:span> </text:p></draw:text-box></draw:frame><draw:line text:anchor-type="paragraph" draw:z-index="2" draw:style-name="gr2" draw:text-style-name="P29" svg:x1="7.795cm" svg:y1="0.132cm" svg:x2="7.866cm" svg:y2="2.707cm"><text:p/></draw:line><draw:line text:anchor-type="paragraph" draw:z-index="3" draw:style-name="gr2" draw:text-style-name="P29" svg:x1="7.865cm" svg:y1="2.99cm" svg:x2="7.865cm" svg:y2="2.531cm"><text:p/></draw:line><draw:frame draw:style-name="fr1" draw:name="images1" text:anchor-type="as-char" svg:width="6.066cm" svg:height="3.667cm" draw:z-index="0"><draw:image xlink:href="https://tar-tpe.e-monsite.com/medias/images/image2.png" xlink:type="simple" xlink:show="embed" xlink:actuate="onLoad" loext:mime-type="image/png"/></draw:frame><text:s/></text:p>
      <text:p text:style-name="P3">Mais la lumière venant du soleil ou d'une lampe n'est pas polarisée.</text:p>
      <text:p text:style-name="P17"><draw:rect text:anchor-type="paragraph" draw:z-index="5" draw:style-name="gr3" draw:text-style-name="P30" svg:width="3.634cm" svg:height="2.819cm" svg:x="6.311cm" svg:y="0.487cm"><text:p/></draw:rect><text:span text:style-name="T24">En effet, la lumière naturelle est une lumière non polarisée = pas de direction privilégié de champ E. On la note alors </text:span><draw:frame draw:style-name="fr2" draw:name="images2" text:anchor-type="as-char" svg:width="7.149cm" svg:height="2.82cm" draw:z-index="4"><draw:image xlink:href="https://lh3.googleusercontent.com/proxy/Sz-CMXD4Vux23rZONU9nTlzAf5ygcOcpdRuA7uryeuPPrmBStKhHYkRWUKOIz7bjlAuSJBOqEcsP5Co4-MDko0oOLXWyubyLs8An4j8cpfDN8SdC6r2wWFn33WnHGnKONbMtVdq3ywlSe5w" xlink:type="simple" xlink:show="embed" xlink:actuate="onLoad"/></draw:frame><text:s/></text:p>
      <text:p text:style-name="P3"/>
      <text:p text:style-name="P3">Tr : comment obtenir une lumière polarisée à partir d'une lumière non polarisée ? </text:p>
      <text:p text:style-name="P3"/>
      <text:p text:style-name="P2"><text:span text:style-name="T19"><text:tab/>B) </text:span><text:span text:style-name="T2">Obtention d'une lumière polarisée</text:span></text:p>
      <text:p text:style-name="P2"><text:span text:style-name="T19">On utilise un </text:span><text:span text:style-name="T5">polariseur</text:span><text:span text:style-name="T19"> = dispositif permettant d'obtenir une onde polarisée (expliquer très rapidement comment ça fonctionne)</text:span></text:p>
      <text:p text:style-name="P2"><text:span text:style-name="T10">Exp </text:span><text:span text:style-name="T19">: lumière blanche (ou laser non polarisé) + polariseur → diminution de l'intensité lumineuse</text:span></text:p>
      <text:p text:style-name="P3"/>
      <text:p text:style-name="P3">Comment savoir que la lumière, après le polariseur est bien polarisée ?</text:p>
      <text:p text:style-name="P2"><text:span text:style-name="T19">On va mettre un 2ème polariseur que l'on appellera un </text:span><text:span text:style-name="T5">analyseur</text:span><text:span text:style-name="T19"> </text:span></text:p>
      <text:p text:style-name="P2"><text:span text:style-name="T10">Exp </text:span><text:span text:style-name="T19">: si on tourne l'analyseur à 90° par rapport au polariseur, extinction totale → on a bien de la lumière polarisée (explication avec schéma </text:span><text:span text:style-name="T20">diapo</text:span><text:span text:style-name="T19">) </text:span></text:p>
      <text:p text:style-name="P3"/>
      <text:p text:style-name="P15">Tr : On peut avoir plusieurs applications avec la lumière polarisée et l'une d'entre elle est en chimie analytique pour déterminer des concentration (aussi utilisée en industrie)</text:p>
      <text:p text:style-name="P15"><text:tab/><text:tab/><text:tab/><text:tab/><text:tab/></text:p>
      <text:list xml:id="list4237863812" text:style-name="L4">
        <text:list-item>
          <text:p text:style-name="P24">Applications à la détermination d'une concentration</text:p>
        </text:list-item>
      </text:list>
      <text:p text:style-name="P1"/>
      <text:p text:style-name="P1">Comme vous le savez, certaines molécules = chirales et 2 énantiomères : même prop (Teb, indice de <text:soft-page-break/>réfraction) mais pas même interaction avec milieu chiral (ex limonène) et interaction différente aussi avec lumière polarisée.</text:p>
      <text:p text:style-name="P2"><text:span text:style-name="T3">Ces molécules peuvent faire tourner plan de polarisation de la lumière → </text:span><text:span text:style-name="T7">optiquement actives</text:span><text:span text:style-name="T3">, avec un </text:span><text:span text:style-name="T7">pouvoir rotatoir spécifique</text:span><text:span text:style-name="T3"> (dépendant de chaque espèce : plus espèce fait tourner plan de polarisation de la lumière, plus pouvoir rotatoir spé grand, de T et de lambda).</text:span></text:p>
      <text:p text:style-name="P1">2 énantiomères ont des pouvoirs rotatoirs spécifiques opposés.</text:p>
      <text:p text:style-name="P1"/>
      <text:p text:style-name="P2"><text:span text:style-name="T3">Si on définit </text:span><text:span text:style-name="T27">α</text:span><text:span text:style-name="T17"> le </text:span><text:span text:style-name="T8">pouvoir rotatoir</text:span><text:span text:style-name="T17"> d'une solution : expliquer principe polarimètre</text:span></text:p>
      <text:p text:style-name="P2"><text:span text:style-name="T17">→ plus la lumière passe dans solution, plus <text:s/></text:span><text:span text:style-name="T27">α grand (cf diapo)</text:span></text:p>
      <text:p text:style-name="P19">→ courbe d'étalonnage saccharose à différentes concentrations → <text:s/>α proportionnel à C</text:p>
      <text:p text:style-name="P2"><text:span text:style-name="T25">Loi de Biot :</text:span><text:span text:style-name="T26"> </text:span><text:span text:style-name="T28">α</text:span><text:span text:style-name="T29"> = [ </text:span><text:span text:style-name="T28">α]</text:span><text:span text:style-name="T30">λ</text:span><text:span text:style-name="T31">T</text:span><text:span text:style-name="T28">*Cm*L</text:span><text:span text:style-name="T26"> <text:s/>avec </text:span><text:span text:style-name="T18">[ </text:span><text:span text:style-name="T26">α]</text:span><text:span text:style-name="T15">λ</text:span><text:span text:style-name="T21">T</text:span><text:span text:style-name="T26"> : le pouvoir rotatoire spécifique (dépend de l'espèce de T <text:tab/><text:tab/><text:tab/><text:tab/><text:tab/><text:tab/>et de λ) en °mL/g/dm</text:span></text:p>
      <text:p text:style-name="P18"><text:tab/><text:tab/><text:tab/><text:tab/><text:tab/>Cm = concentration massique en g/mL</text:p>
      <text:p text:style-name="P18"><text:tab/><text:tab/><text:tab/><text:tab/><text:tab/>L = longueur en dm</text:p>
      <text:p text:style-name="P18">Ainsi, en mesurant le pouvoir rotatoir<text:span text:style-name="T35">e</text:span> d'une solution contenant une molécule chirale, on peut remonter à sa concentration.</text:p>
      <text:p text:style-name="P20">Si on a le temps faire A.N. Calcul concentration sucre dans sirop (équivalence entre sucre pris dans doses journalière de sirop et nombre de morceau de sucre)</text:p>
      <text:p text:style-name="P20"/>
      <text:p text:style-name="P11">Rq : technique utilisée en industrie</text:p>
      <text:p text:style-name="P16"/>
      <text:p text:style-name="P16"><text:s text:c="6"/>III) Etude d'un écran LCD</text:p>
      <text:p text:style-name="P14">cf Physique par les objets du quotidien p. 93</text:p>
      <text:p text:style-name="P3"><text:span text:style-name="T6">LCD</text:span><text:span text:style-name="T13"> = Liquid crystal display = écran à cristaux liquides</text:span></text:p>
      <text:p text:style-name="P14">Cristaux liquides = état de la matière intermédiaire entre solide et liquide (organisation suivant des directions privilégiées dans le volume = phase nématique)</text:p>
      <text:p text:style-name="P14"/>
      <text:p text:style-name="P3"><text:span text:style-name="T11">Exp</text:span><text:span text:style-name="T13"> : lunettes de soleil devant écran, si on les tourne → diminue l'intensité</text:span></text:p>
      <text:p text:style-name="P14"/>
      <text:p text:style-name="P14">→ formation de torsade → déviation du plan de polarisation à 90°</text:p>
      <text:p text:style-name="P14">→ mise sous tension → orientation suivant la direction du champ → on peut avoir extinction de la lumière</text:p>
      <text:p text:style-name="P16"/>
      <text:p text:style-name="P16">OU III) Photoélasticimétrie</text:p>
      <text:p text:style-name="P16"/>
      <text:p text:style-name="P3"><text:span text:style-name="T6">Photoélasticimétrie</text:span><text:span text:style-name="T13"> permet la mesure des déformations et des contraintes mécaniques pour des </text:span><text:span text:style-name="T6">matérieux photoélastiques</text:span><text:span text:style-name="T13"> (= matériaux optiquement isotrope devenant biréfringents sous l'action de contraintes mécaniques extérieures ex cf diapo)</text:span></text:p>
      <text:p text:style-name="P14"/>
      <text:p text:style-name="P3"><text:span text:style-name="T13">Biréfringence sera vue plus en détail dans le supérieur mais ce qu'il faut juste savoir c'est que un matériau est</text:span><text:span text:style-name="T6"> isotrope </text:span><text:span text:style-name="T13">si ses propriétés optiques sont identiques dans toutes les directions et </text:span><text:span text:style-name="T6">biréfringent</text:span><text:span text:style-name="T13"> si ses propriétés optiques changent et dépendent de la direction.</text:span></text:p>
      <text:p text:style-name="P14"/>
      <text:p text:style-name="P14">Matériaux photoélastique induise, sous l'effet d'une contrainte méca, une polarisation supplémentaire à la lumière incidente polarisée → étude comme précédemment (avec analyseur)</text:p>
      <text:p text:style-name="P14">diapo Hecht p. 1022</text:p>
      <text:p text:style-name="P16"/>
      <text:p text:style-name="P3"><text:span text:style-name="T14">OU III) Cristaux de spate </text:span><text:span text:style-name="T13">(cf Hecht et Houard???)</text:span></text:p>
      <text:p text:style-name="P14"/>
      <text:p text:style-name="P12">Conclusion : </text:p>
      <text:p text:style-name="P7">cf diapo</text:p>
      <text:p text:style-name="P7"><text:span text:style-name="T1">Ouverture </text:span>: d'autres phénomènes liés à l'aspect ondulatoire de la lumière sont aussi très important <text:soft-page-break/>comme la diffraction ou les interférences.</text:p>
      <text:p text:style-name="P9"/>
      <text:p text:style-name="P5"><text:span text:style-name="T12">Remarques </text:span>:</text:p>
      <text:p text:style-name="P5">-Savoir redémontrer les notions liées aux ondes EM, connaître les équations de Maxwell (formes locales et intégrales), loi de Malus</text:p>
      <text:p text:style-name="P5">-Angle de Brewster = angle pour lequel rayon réfracté et rayon réfléchi en angle droit → lumière polarisée (sinon uniquement partiellement polarisée</text:p>
      <text:p text:style-name="P5">-Biréfringence = anisotropie du matériau par rapport aux phéno optiques</text:p>
      <text:p text:style-name="P6">- Autres moyens de polariser lumière que polariseur rectiligne ? Reflexions angle de Brewster</text:p>
      <text:p text:style-name="P6">– Schéma explicatif angle de Brewster ? angle de Brewster : 90° entre réfléchi et réfracté</text:p>
      <text:p text:style-name="P6">– Expériences simples que les élèves pourraient faire chez eux ?</text:p>
      <text:p text:style-name="P6">– A quoi sert les lunettes polarisées ?</text:p>
      <text:p text:style-name="P6">– A quel dosage fait référence dans prérequis ? Par étalonnage (par exemple Beer-Lambert, depuis seconde)</text:p>
      <text:p text:style-name="P6">– Pourquoi onde EM est transverse ?</text:p>
      <text:p text:style-name="P6">– Direction « invariante » peut poser problème à un élève ?</text:p>
      <text:p text:style-name="P6">– Schéma onde équivalent à double flèche, est ce que confusion pour les élèves représentation par double flèche ? Aussi utilisé pour lentilles → ajouter E en bas</text:p>
      <text:p text:style-name="P6">– Définition polariseur complète ? Ajouter rectilignement</text:p>
      <text:p text:style-name="P6">– De quoi fait un polariseur ? Chaine de polymères par exemple</text:p>
      <text:p text:style-name="P6">– Comment fabriqué le polariseur ? Comment faire pour que les chaines de polymères s'alignent ? Les étirer</text:p>
      <text:p text:style-name="P6">– Unité de pouvoir rotatoire spécifique historique ?</text:p>
      <text:p text:style-name="P6">– Domaine de validité à loi de Biot ? Qu'est ce qu'il ne faut pas dépasser ? 180°</text:p>
      <text:p text:style-name="P6">– Lecture du polarimètre ? Attention dizaine et unité</text:p>
      <text:p text:style-name="P6">– Pourquoi dilué d'un facteur 2 ? Droite d'étalonnage (et viscosité)</text:p>
      <text:p text:style-name="P6">– Comment cristaux liquides répartis dans écrans LCD ? Par couche (smectiques <text:span text:style-name="T33">)</text:span></text:p>
      <text:p text:style-name="P6">- <text:span text:style-name="T34">Biréfringeance induite par champ E ? effet Poeckels et Kheir</text:span></text:p>
      <text:p text:style-name="P6">-<text:span text:style-name="T34">Lumière atm polarisée ? Partiellement, diffusion Rayleigh</text:span></text:p>
      <text:p text:style-name="P8">- Animaux sensibles à polarisation ? Abeilles, poulpe</text:p>
      <text:p text:style-name="P8">-Polarisations dans les lunettes 3D ? Rectilignes et circulaires pour éviter variations quand on bouge tête.</text:p>
      <text:p text:style-name="P8">-Lampe Na ? Excitation par différence de potentiel du Na gazeux</text:p>
      <text:p text:style-name="P8">- Filtre interférentiel ? Réflexion partie de la lumièr, succession de dioptres : interférence des réflexions successives sur chacun des dioptres.</text:p>
      <text:p text:style-name="P8">-Tous lasers polarisés ? Non, pourquoi ?</text:p>
      <text:p text:style-name="P8">-Moyen de polariser lumière ? Reflexion</text:p>
      <text:p text:style-name="P8">- Angle de Brewster ? Angle avec lequel si lumière polarisée alors est elle totalement transmise. Sinon réflexion totale et lumière produite totalement polaris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Arial" fo:font-family="Arial" style:font-family-generic="swiss" style:font-pitch="variable" fo:font-size="31.5pt" fo:font-style="normal" fo:text-shadow="none" style:text-underline-style="none" fo:font-weight="normal" style:letter-kerning="true" style:font-name-asian="Arial" style:font-family-asian="Arial" style:font-family-generic-asian="swiss" style:font-pitch-asian="variable" style:font-size-asian="31.5pt" style:font-style-asian="normal" style:font-weight-asian="normal" style:font-name-complex="Arial" style:font-family-complex="Arial" style:font-family-generic-complex="swiss" style:font-pitch-complex="variable" style:font-size-complex="31.5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loext:contextual-spacing="false"/>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loext:contextual-spacing="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loext: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loext: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Arial" fo:font-family="Arial" style:font-family-generic="swiss"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Arial" fo:font-family="Arial" style:font-family-generic="swiss" style:font-pitch="variable" fo:font-size="18pt" style:letter-kerning="true"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loext:contextual-spacing="false" style:text-autospace="none"/>
      <style:text-properties style:use-window-font-color="true" style:text-outline="false" style:text-line-through-style="none" style:text-line-through-type="none" style:font-name="Arial" fo:font-family="Arial" style:font-family-generic="swiss" style:font-pitch="variable" fo:font-size="31.5pt" fo:font-style="normal" fo:text-shadow="none" style:text-underline-style="none" fo:font-weight="normal" style:letter-kerning="true" style:font-name-asian="Arial" style:font-family-asian="Arial" style:font-family-generic-asian="swiss" style:font-pitch-asian="variable" style:font-size-asian="31.5pt" style:font-style-asian="normal" style:font-weight-asian="normal" style:font-name-complex="Arial" style:font-family-complex="Arial" style:font-family-generic-complex="swiss" style:font-pitch-complex="variable" style:font-size-complex="31.5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loext:contextual-spacing="false"/>
      <style:text-properties fo:font-size="28pt" style:font-size-asian="28pt" style:font-size-complex="28pt"/>
    </style:style>
    <style:style style:name="Plan_20_3" style:display-name="Plan 3" style:family="paragraph" style:parent-style-name="Plan_20_2">
      <style:paragraph-properties fo:margin-top="0cm" fo:margin-bottom="0.3cm" loext:contextual-spacing="false"/>
      <style:text-properties fo:font-size="24pt" style:font-size-asian="24pt" style:font-size-complex="24pt"/>
    </style:style>
    <style:style style:name="Plan_20_4" style:display-name="Plan 4" style:family="paragraph" style:parent-style-name="Plan_20_3">
      <style:paragraph-properties fo:margin-top="0cm" fo:margin-bottom="0.199cm" loext:contextual-spacing="false"/>
      <style:text-properties fo:font-size="20pt" style:font-size-asian="20pt" style:font-size-complex="20pt"/>
    </style:style>
    <style:style style:name="Plan_20_5" style:display-name="Plan 5" style:family="paragraph" style:parent-style-name="Plan_20_4">
      <style:paragraph-properties fo:margin-top="0cm" fo:margin-bottom="0.101cm" loext: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énédicte Grebille</meta:initial-creator>
    <meta:creation-date>2020-03-31T08:42:03.49</meta:creation-date>
    <dc:date>2021-04-27T13:19:51.852000000</dc:date>
    <meta:editing-duration>PT17H28M12S</meta:editing-duration>
    <meta:editing-cycles>37</meta:editing-cycles>
    <meta:generator>LibreOffice/6.2.8.2$Windows_X86_64 LibreOffice_project/f82ddfca21ebc1e222a662a32b25c0c9d20169ee</meta:generator>
    <meta:document-statistic meta:table-count="0" meta:image-count="2" meta:object-count="0" meta:page-count="4" meta:paragraph-count="108" meta:word-count="1452" meta:character-count="9120" meta:non-whitespace-character-count="7727"/>
  </office:meta>
</office:document-meta>
</file>